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30e" officeooo:paragraph-rsid="0010b30e"/>
    </style:style>
    <style:style style:name="P2" style:family="paragraph" style:parent-style-name="Standard">
      <style:text-properties fo:font-weight="bold" officeooo:rsid="0010b30e" officeooo:paragraph-rsid="0010b30e" style:font-weight-asian="bold" style:font-weight-complex="bold"/>
    </style:style>
    <style:style style:name="P3" style:family="paragraph" style:parent-style-name="Standard">
      <style:text-properties fo:font-weight="bold" officeooo:rsid="0010b30e" officeooo:paragraph-rsid="00119c76" style:font-weight-asian="bold" style:font-weight-complex="bold"/>
    </style:style>
    <style:style style:name="P4" style:family="paragraph" style:parent-style-name="Standard">
      <style:text-properties fo:font-weight="bold" officeooo:rsid="00119c76" officeooo:paragraph-rsid="00119c76" style:font-weight-asian="bold" style:font-weight-complex="bold"/>
    </style:style>
    <style:style style:name="P5" style:family="paragraph" style:parent-style-name="Standard">
      <style:text-properties fo:font-weight="normal" officeooo:rsid="0010b30e" officeooo:paragraph-rsid="0010b30e" style:font-weight-asian="normal" style:font-weight-complex="normal"/>
    </style:style>
    <style:style style:name="P6" style:family="paragraph" style:parent-style-name="Standard">
      <style:text-properties fo:font-weight="normal" officeooo:rsid="00119c76" officeooo:paragraph-rsid="00119c76" style:font-weight-asian="normal" style:font-weight-complex="normal"/>
    </style:style>
    <style:style style:name="T1" style:family="text">
      <style:text-properties officeooo:rsid="001190c8"/>
    </style:style>
    <style:style style:name="T2" style:family="text">
      <style:text-properties officeooo:rsid="00119c76"/>
    </style:style>
    <style:style style:name="T3" style:family="text">
      <style:text-properties officeooo:rsid="001377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demo</text:p>
      <text:p text:style-name="P1"/>
      <text:p text:style-name="P2"><text:span text:style-name="T2">1</text:span>//add user</text:p>
      <text:p text:style-name="P2"/>
      <text:p text:style-name="P1">db.users.insertOne({age: 77, name: "Chuck Norris", hobbies: ["Karate", "Kung-Fu", "Ruling the world"]})</text:p>
      <text:p text:style-name="P1"/>
      <text:p text:style-name="P1"/>
      <text:p text:style-name="P3"><text:span text:style-name="T2">2</text:span>//<text:span text:style-name="T1">afficher chuck Norris </text:span></text:p>
      <text:p text:style-name="P3"/>
      <text:p text:style-name="P1">db.users.findOne({name: "Chuck Norris"})</text:p>
      <text:p text:style-name="P1"/>
      <text:p text:style-name="P2">//<text:span text:style-name="T1">afficher tout chuckNorris sans son id</text:span></text:p>
      <text:p text:style-name="P2"/>
      <text:p text:style-name="P1">db.users.findOne({name: "Chuck Norris"}, {_id: 0})</text:p>
      <text:p text:style-name="P1"/>
      <text:p text:style-name="P2">//<text:span text:style-name="T1">Afficher les users dont l’âge est compris entre 20 et 25 ans</text:span></text:p>
      <text:p text:style-name="P1"/>
      <text:p text:style-name="P1">db.users.find({age : {$gte: 20, $lt: 26}}).toArray()</text:p>
      <text:p text:style-name="P1"/>
      <text:p text:style-name="P2">//<text:span text:style-name="T2">Afficher les hommes age compris entre 30 et 40ans</text:span></text:p>
      <text:p text:style-name="P2"/>
      <text:p text:style-name="P5">db.users.find({gender: "male", age : {$gte: 30, $lt: 41}}).toArray()</text:p>
      <text:p text:style-name="P5"/>
      <text:p text:style-name="P2">//<text:span text:style-name="T2">Utilisateurs de Louisiane</text:span></text:p>
      <text:p text:style-name="P5"/>
      <text:p text:style-name="P5">db.users.find({"address.state" : "Louisiana"}).toArray()</text:p>
      <text:p text:style-name="P1"/>
      <text:p text:style-name="P2">//<text:span text:style-name="T2">20 premiers users triés par age décroissant</text:span></text:p>
      <text:p text:style-name="P5"/>
      <text:p text:style-name="P5"><text:s/>db.users.find({}).sort({age: -1}).limit(20).toArray()</text:p>
      <text:p text:style-name="P5"/>
      <text:p text:style-name="P2">//<text:span text:style-name="T2">Count femme 30ans</text:span></text:p>
      <text:p text:style-name="P1"/>
      <text:p text:style-name="P1">db.users.find({gender: "female", age : 30}).count()</text:p>
      <text:p text:style-name="P1"/>
      <text:p text:style-name="P1"/>
      <text:p text:style-name="P4">3//supprimer le champ phone</text:p>
      <text:p text:style-name="P4"/>
      <text:p text:style-name="P6">db.users.updateMany({}, {$unset: {phone : ""}}, {multi: true})</text:p>
      <text:p text:style-name="P6"/>
      <text:p text:style-name="P4">//<text:span text:style-name="T3">change age chuck norris a infinity</text:span></text:p>
      <text:p text:style-name="P6"/>
      <text:p text:style-name="P6">db.users.updateOne({name: "Chuck Norris"}, {$set: {age: 'infinity'}})</text:p>
      <text:p text:style-name="P6"/>
      <text:p text:style-name="P4">//<text:span text:style-name="T3">ajouter un hobbie jardinage aux personnes de plus de 50ans</text:span></text:p>
      <text:p text:style-name="P6"><text:s/>db.users.updateMany({age: {$gt: 50}}, {$addToSet: {hobbies: 'jardinage'}}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2T16:43:57.477000000</meta:creation-date>
    <dc:date>2022-11-22T17:22:35.238000000</dc:date>
    <meta:editing-duration>PT8M6S</meta:editing-duration>
    <meta:editing-cycles>1</meta:editing-cycles>
    <meta:document-statistic meta:table-count="0" meta:image-count="0" meta:object-count="0" meta:page-count="1" meta:paragraph-count="23" meta:word-count="129" meta:character-count="1090" meta:non-whitespace-character-count="981"/>
    <meta:generator>LibreOffice/6.4.1.2$Windows_X86_64 LibreOffice_project/4d224e95b98b138af42a64d84056446d09082932</meta:generator>
  </office:meta>
</office:document-meta>
</file>